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1.898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7-26T17:03:13.63">
            <text:p>2020/7/26 17:03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35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8.1)">
            <text:p>sn(28.1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30" office:value-type="string">
            <text:p>register</text:p>
          </table:table-cell>
          <table:table-cell table:style-name="ce30" office:value-type="string">
            <text:p>started</text:p>
          </table:table-cell>
          <table:table-cell table:style-name="ce3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 office:value-type="date" office:date-value="2020-05-05T10:22:58.79">
            <text:p>20/05/05 10:22</text:p>
          </table:table-cell>
          <table:table-cell table:style-name="ce31" office:value-type="date" office:date-value="2020-05-05T13:45:20.38">
            <text:p>20/05/05 13:4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2" office:value-type="date" office:date-value="2020-05-05T14:11:02.34">
            <office:annotation office:display="true" draw:style-name="gr1" draw:text-style-name="P2" svg:width="2.899cm" svg:height="1.139cm" svg:x="24.506cm" svg:y="0.546cm" draw:caption-point-x="-0.61cm" draw:caption-point-y="0.535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2"/>
          <table:table-cell table:style-name="ce36"/>
          <table:table-cell table:style-name="ce39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string">
            <text:p>20200415_133912</text:p>
          </table:table-cell>
          <table:table-cell table:style-name="ce25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5_134059</text:p>
          </table:table-cell>
          <table:table-cell table:style-name="ce31"/>
          <table:table-cell table:style-name="ce31" office:value-type="date" office:date-value="2020-04-21T17:34:29.2">
            <text:p>20/04/21 17:3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4:34:06.4">
            <text:p>20/04/20 14:34</text:p>
          </table:table-cell>
          <table:table-cell table:style-name="ce31"/>
          <table:table-cell table:style-name="ce31" office:value-type="date" office:date-value="2020-05-04T16:26:45.45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5-03T15:24:02.18">
            <text:p>20/05/03 15:24</text:p>
          </table:table-cell>
          <table:table-cell table:style-name="ce31"/>
          <table:table-cell table:style-name="ce31" office:value-type="date" office:date-value="2020-05-04T16:26:05.69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02:56.06">
            <text:p>20/04/20 17:02</text:p>
          </table:table-cell>
          <table:table-cell table:style-name="ce31" office:value-type="string">
            <text:p>-</text:p>
          </table:table-cell>
          <table:table-cell table:style-name="ce31" office:value-type="date" office:date-value="2020-04-20T17:05:21.06">
            <text:p>20/04/20 17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29:30.440001">
            <text:p>20/04/20 17:29</text:p>
          </table:table-cell>
          <table:table-cell table:style-name="ce31" table:number-columns-repeated="2"/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09:34:39.72">
            <text:p>20/04/21 09:34</text:p>
          </table:table-cell>
          <table:table-cell table:style-name="ce31"/>
          <table:table-cell table:style-name="ce31" office:value-type="date" office:date-value="2020-04-21T10:05:12.21">
            <text:p>20/04/21 10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0:04:55.54">
            <text:p>20/04/21 10:04</text:p>
          </table:table-cell>
          <table:table-cell table:style-name="ce31"/>
          <table:table-cell table:style-name="ce31" office:value-type="date" office:date-value="2020-04-21T17:33:45.42">
            <text:p>20/04/21 17:33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33:31.62">
            <text:p>20/04/21 17:33</text:p>
          </table:table-cell>
          <table:table-cell table:style-name="ce31"/>
          <table:table-cell table:style-name="ce31" office:value-type="date" office:date-value="2020-04-22T12:21:06.61">
            <text:p>20/04/22 12:21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49:45.57">
            <text:p>20/04/21 17:49</text:p>
          </table:table-cell>
          <table:table-cell table:style-name="ce31"/>
          <table:table-cell table:style-name="ce31" office:value-type="date" office:date-value="2020-04-22T14:58:24.09">
            <text:p>20/04/22 14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2T14:35:34.17">
            <text:p>20/04/22 14:35</text:p>
          </table:table-cell>
          <table:table-cell table:style-name="ce31"/>
          <table:table-cell table:style-name="ce31" office:value-type="date" office:date-value="2020-04-24T17:58:58.63">
            <text:p>20/04/24 17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34" office:value-type="date" office:date-value="2020-04-25T16:08:49.7">
            <text:p>04.2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1" office:value-type="date" office:date-value="2020-04-28T15:10:55.21">
            <text:p>20/04/28 15:10</text:p>
          </table:table-cell>
          <table:table-cell table:style-name="ce31"/>
          <table:table-cell table:style-name="ce31" table:formula="of:=NOW()" office:value-type="date" office:date-value="2020-07-26T17:03:13.72">
            <text:p>20/07/26 17:03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09:27.84">
            <text:p>20/05/02 13:09</text:p>
          </table:table-cell>
          <table:table-cell table:style-name="ce31"/>
          <table:table-cell table:style-name="ce31" office:value-type="date" office:date-value="2020-05-04T16:29:09.74">
            <text:p>20/05/04 16:29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34:57.48">
            <text:p>20/05/02 13:34</text:p>
          </table:table-cell>
          <table:table-cell table:style-name="ce31"/>
          <table:table-cell table:style-name="ce31" office:value-type="date" office:date-value="2020-05-03T15:07:21.81">
            <text:p>20/05/03 15:0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3T15:15:11.93">
            <text:p>05.0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5T13:44:32.1">
            <text:p>05.0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7T17:58:30.68">
            <text:p>05.07</text:p>
          </table:table-cell>
          <table:table-cell table:style-name="ce34" office:value-type="date" office:date-value="2020-05-08T14:51:08.78">
            <text:p>05.08</text:p>
          </table:table-cell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5-09T12:32:46.48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34" office:value-type="date" office:date-value="2020-05-09T13:33:14.99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34" office:value-type="date" office:date-value="2020-05-13T16:43:37.15">
            <text:p>05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34" office:value-type="date" office:date-value="2020-05-15T12:56:18.73">
            <text:p>05.1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34" office:value-type="date" office:date-value="2020-05-16T13:25:09.13">
            <text:p>05.1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44#13.24_1</text:p>
          </table:table-cell>
          <table:table-cell table:style-name="ce31" office:value-type="date" office:date-value="2020-05-18T12:32:52.97">
            <text:p>20/05/18 12:32</text:p>
          </table:table-cell>
          <table:table-cell table:style-name="ce31"/>
          <table:table-cell table:style-name="ce31" office:value-type="date" office:date-value="2020-05-18T15:18:27.18">
            <text:p>20/05/18 15:1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34" office:value-type="date" office:date-value="2020-05-18T15:20:45.94">
            <text:p>05.18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44#13.26</text:p>
          </table:table-cell>
          <table:table-cell table:style-name="ce31" office:value-type="date" office:date-value="2020-05-19T18:53:20.700001">
            <text:p>20/05/19 18:53</text:p>
          </table:table-cell>
          <table:table-cell table:style-name="ce31"/>
          <table:table-cell table:style-name="ce31" office:value-type="date" office:date-value="2020-05-20T13:50:07.23">
            <text:p>20/05/20 13:50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2:19.46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3:30.2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1T14:41:22.15">
            <text:p>05.21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2T11:37:26.15">
            <text:p>05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4T16:49:29.16">
            <text:p>05.24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6T18:43:31.66">
            <text:p>05.2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9">
            <text:p>29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V2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29.1">
            <text:p>29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9.2">
            <text:p>29.2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  <text:p><text:s text:c="2"/>get : list of bardatas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9T18:53:54.1">
            <text:p>05.2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16" office:value-type="float" office:value="30">
            <text:p>3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09T14:51:57.93">
            <text:p>07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16" office:value-type="float" office:value="31">
            <text:p>3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log file (dat file)</text:p>
            <text:p><text:s/>loc in BB ==&gt; 5 prev ones before the starting bar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2">
            <text:p>3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3">
            <text:p>33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4:05:25.88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4">
            <text:p>3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list-of-pos.dat” file ==&gt; new column</text:p>
            <text:p><text:s/>==&gt; according to SL,TP → show gain/los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4T16:03:58.8">
            <text:p>07.14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5">
            <text:p>3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5T16:00:05.77">
            <text:p>07.1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36">
            <text:p>3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gaitame finest ==&gt; デモ口座取得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34" office:value-type="date" office:date-value="2020-07-19T11:21:10.7">
            <text:p>07.1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7">
            <text:p>37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add</text:p>
            <text:p><text:s text:c="2"/>$pos-&gt;ext_pr ==&gt; BB zone label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9T12:29:11.72">
            <text:p>07.1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8">
            <text:p>38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solve problem</text:p>
            <text:p>id=N6TI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">
            <text:p>39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200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.1">
            <text:p>39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all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.2">
            <text:p>39.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4).(20200530_134010_951771).csv</text:p>
            <text:p>2. ==&gt; all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 office:value-type="string">
            <text:p>#</text:p>
          </table:table-cell>
          <table:table-cell table:style-name="ce16" office:value-type="float" office:value="40">
            <text:p>4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gen combined list</text:p>
            <text:p><text:s text:c="2"/>==&gt; add column names</text:p>
            <text:p/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41">
            <text:p>4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railing ==&gt; coding</text:p>
            <text:p><text:s text:c="2"/>mode → SELL</text:p>
            <text:p><text:s text:c="2"/>prog with ==&gt; new mql file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7-26T17:03:09.09">
            <text:p>07.2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7-26T17:03:11.03">
            <text:p>2020/7/26 17:03</text:p>
          </table:table-cell>
          <table:table-cell table:formula="of:=NOW()" office:value-type="date" office:date-value="2020-07-26T17:03:11.03">
            <text:p>2020/7/26 17:03</text:p>
          </table:table-cell>
          <table:table-cell table:formula="of:=NOW()" office:value-type="date" office:date-value="2020-07-26T17:03:11.03">
            <text:p>2020/7/26 17:03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8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7-26T17:03:13.88">
            <text:p>2020/7/26 17:03</text:p>
          </table:table-cell>
          <table:table-cell table:formula="of:=NOW()" office:value-type="date" office:date-value="2020-07-26T17:03:13.88">
            <text:p>2020/7/26 17:03</text:p>
          </table:table-cell>
          <table:table-cell table:formula="of:=NOW()" office:value-type="date" office:date-value="2020-07-26T17:03:13.88">
            <text:p>2020/7/26 17:03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40" office:value-type="string">
            <text:p>register</text:p>
          </table:table-cell>
          <table:table-cell table:style-name="ce40" office:value-type="string">
            <text:p>started</text:p>
          </table:table-cell>
          <table:table-cell table:style-name="ce4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3" office:value-type="string">
            <text:p>fx_tester_T_1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23" office:value-type="string">
            <text:p>fx_tester_T_1__V2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office:value-type="date" office:date-value="2020-05-27T10:05:50.37">
            <text:p>05.27</text:p>
          </table:table-cell>
          <table:table-cell table:style-name="ce41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0-07-26T17:03:13.97">
            <text:p>2020/7/26 17:03</text:p>
          </table:table-cell>
          <table:table-cell table:style-name="ce9" table:formula="of:=NOW()" office:value-type="date" office:date-value="2020-07-26T17:03:13.97">
            <text:p>2020/7/26 17:03</text:p>
          </table:table-cell>
          <table:table-cell table:style-name="ce9" table:formula="of:=NOW()" office:value-type="date" office:date-value="2020-07-26T17:03:13.97">
            <text:p>2020/7/26 17:03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3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2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2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2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2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2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2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2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2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2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2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2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2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2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2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5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6">2020/07/26</text:date>, <text:time>17:03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7-26T17:03:13.39</dc:date>
    <dc:creator>iwabuchi ken</dc:creator>
    <meta:editing-duration>P1DT22H40M57S</meta:editing-duration>
    <meta:editing-cycles>110</meta:editing-cycles>
    <meta:generator>OpenOffice/4.1.3$Win32 OpenOffice.org_project/413m1$Build-9783</meta:generator>
    <meta:document-statistic meta:table-count="6" meta:cell-count="6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